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80000025BEF4EF9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00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4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28.503cm" svg:height="21.272cm" svg:x="27.267cm" svg:y="14.77cm">
            <draw:image xlink:href="Pictures/10000000000003280000025BEF4EF94C.jpg" xlink:type="simple" xlink:show="embed" xlink:actuate="onLoad">
              <text:p text:style-name="P2"/>
            </draw:image>
          </draw:frame>
          <draw:rect draw:style-name="gr2" draw:text-style-name="P1" draw:layer="layout" svg:width="4.5cm" svg:height="7cm" svg:x="46.47cm" svg:y="27.87cm">
            <text:p text:style-name="P2"/>
          </draw:rect>
          <draw:frame draw:style-name="gr3" draw:text-style-name="P3" draw:layer="layout" svg:width="4.215cm" svg:height="1.894cm" draw:transform="rotate (0.7853981633973) translate (46.512cm 32.141cm)">
            <draw:text-box>
              <text:p text:style-name="P2"><text:span text:style-name="T1">Good</text:span></text:p>
            </draw:text-box>
          </draw:frame>
          <draw:rect draw:style-name="gr2" draw:text-style-name="P1" draw:layer="layout" svg:width="4.5cm" svg:height="7cm" svg:x="32.07cm" svg:y="27.87cm">
            <text:p text:style-name="P2"/>
          </draw:rect>
          <draw:frame draw:style-name="gr3" draw:text-style-name="P3" draw:layer="layout" svg:width="4.215cm" svg:height="1.894cm" draw:transform="rotate (0.7853981633973) translate (32.112cm 32.042cm)">
            <draw:text-box>
              <text:p text:style-name="P2"><text:span text:style-name="T1">Good</text:span></text:p>
            </draw:text-box>
          </draw:frame>
          <draw:rect draw:style-name="gr4" draw:text-style-name="P1" draw:layer="layout" svg:width="4.5cm" svg:height="7cm" svg:x="36.87cm" svg:y="27.87cm">
            <text:p text:style-name="P2"/>
          </draw:rect>
          <draw:frame draw:style-name="gr5" draw:text-style-name="P3" draw:layer="layout" svg:width="3.224cm" svg:height="1.894cm" draw:transform="rotate (0.7853981633973) translate (37.312cm 31.843cm)">
            <draw:text-box>
              <text:p text:style-name="P2"><text:span text:style-name="T1">Bad</text:span></text:p>
            </draw:text-box>
          </draw:frame>
          <draw:rect draw:style-name="gr4" draw:text-style-name="P1" draw:layer="layout" svg:width="4.5cm" svg:height="7cm" svg:x="41.67cm" svg:y="27.87cm">
            <text:p text:style-name="P2"/>
          </draw:rect>
          <draw:frame draw:style-name="gr5" draw:text-style-name="P3" draw:layer="layout" svg:width="3.224cm" svg:height="1.894cm" draw:transform="rotate (0.7853981633973) translate (42.113cm 31.844cm)">
            <draw:text-box>
              <text:p text:style-name="P2"><text:span text:style-name="T1">Bad</text:span></text:p>
            </draw:text-box>
          </draw:frame>
          <draw:frame draw:style-name="gr6" draw:text-style-name="P5" draw:layer="layout" svg:width="1cm" svg:height="0.988cm" svg:x="33.77cm" svg:y="34.982cm">
            <draw:text-box>
              <text:p text:style-name="P4"><text:span text:style-name="T2">Q</text:span></text:p>
            </draw:text-box>
          </draw:frame>
          <draw:frame draw:style-name="gr6" draw:text-style-name="P5" draw:layer="layout" svg:width="1cm" svg:height="0.988cm" svg:x="38.57cm" svg:y="34.982cm">
            <draw:text-box>
              <text:p text:style-name="P4"><text:span text:style-name="T2">R</text:span></text:p>
            </draw:text-box>
          </draw:frame>
          <draw:frame draw:style-name="gr6" draw:text-style-name="P5" draw:layer="layout" svg:width="1.4cm" svg:height="0.988cm" svg:x="43.37cm" svg:y="34.982cm">
            <draw:text-box>
              <text:p text:style-name="P4"><text:span text:style-name="T2">S</text:span></text:p>
            </draw:text-box>
          </draw:frame>
          <draw:frame draw:style-name="gr6" draw:text-style-name="P5" draw:layer="layout" svg:width="1cm" svg:height="0.988cm" svg:x="48.17cm" svg:y="34.982cm">
            <draw:text-box>
              <text:p text:style-name="P4"><text:span text:style-name="T2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3cm" fo:margin-left="1.27cm" fo:margin-right="1.3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1-19T20:01:15</meta:creation-date>
    <dc:date>2007-01-11T12:29:35</dc:date>
    <dc:language>en-US</dc:language>
    <meta:editing-cycles>8</meta:editing-cycles>
    <meta:editing-duration>P2DT20H42M5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